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028in" fo:margin-top="0in" fo:margin-bottom="0in" loext:contextual-spacing="false" fo:line-height="100%" fo:text-indent="0in" style:auto-text-indent="false"/>
      <style:text-properties officeooo:paragraph-rsid="000b04d1"/>
    </style:style>
    <style:style style:name="P2" style:family="paragraph" style:parent-style-name="Standard">
      <style:paragraph-properties fo:margin-left="0in" fo:margin-right="0.028in" fo:margin-top="0in" fo:margin-bottom="0in" loext:contextual-spacing="false" fo:line-height="100%" fo:text-indent="0in" style:auto-text-indent="false"/>
      <style:text-properties fo:font-size="12pt" fo:font-weight="bold" officeooo:paragraph-rsid="000b04d1" style:font-size-asian="12pt" style:font-weight-asian="bold"/>
    </style:style>
    <style:style style:name="P3" style:family="paragraph" style:parent-style-name="Standard">
      <style:paragraph-properties fo:margin-left="0in" fo:margin-right="0.028in" fo:margin-top="0in" fo:margin-bottom="0in" loext:contextual-spacing="false" fo:line-height="100%" fo:text-indent="0in" style:auto-text-indent="false"/>
      <style:text-properties fo:color="#00b050" fo:font-size="12pt" fo:font-weight="bold" officeooo:paragraph-rsid="000b04d1" style:font-size-asian="12pt" style:font-weight-asian="bold"/>
    </style:style>
    <style:style style:name="P4" style:family="paragraph" style:parent-style-name="Text_20_body">
      <style:paragraph-properties fo:margin-left="0in" fo:margin-right="0.028in" fo:margin-top="0in" fo:margin-bottom="0in" loext:contextual-spacing="false" fo:line-height="100%" fo:text-align="justify" style:justify-single-word="false" fo:text-indent="0in" style:auto-text-indent="false"/>
      <style:text-properties officeooo:paragraph-rsid="000b04d1"/>
    </style:style>
    <style:style style:name="P5" style:family="paragraph" style:parent-style-name="Text_20_body">
      <style:paragraph-properties fo:margin-left="0in" fo:margin-right="0.028in" fo:margin-top="0in" fo:margin-bottom="0in" loext:contextual-spacing="false" fo:line-height="100%" fo:text-indent="0in" style:auto-text-indent="false"/>
      <style:text-properties officeooo:paragraph-rsid="000b04d1"/>
    </style:style>
    <style:style style:name="P6" style:family="paragraph" style:parent-style-name="Text_20_body">
      <style:paragraph-properties fo:margin-left="0in" fo:margin-right="0.028in" fo:margin-top="0in" fo:margin-bottom="0in" loext:contextual-spacing="false" fo:line-height="100%" fo:text-indent="0in" style:auto-text-indent="false"/>
      <style:text-properties fo:font-size="11.5pt" officeooo:paragraph-rsid="000b04d1" style:font-size-asian="11.5pt"/>
    </style:style>
    <style:style style:name="P7" style:family="paragraph" style:parent-style-name="Text_20_body">
      <style:paragraph-properties fo:margin-left="0in" fo:margin-right="0.028in" fo:margin-top="0in" fo:margin-bottom="0in" loext:contextual-spacing="false" fo:line-height="100%" fo:text-indent="0in" style:auto-text-indent="false"/>
      <style:text-properties fo:font-size="11.5pt" officeooo:rsid="0006226f" officeooo:paragraph-rsid="000b04d1" style:font-size-asian="11.5pt"/>
    </style:style>
    <style:style style:name="P8" style:family="paragraph" style:parent-style-name="Text_20_body">
      <style:paragraph-properties fo:margin-left="0in" fo:margin-right="0.028in" fo:margin-top="0in" fo:margin-bottom="0in" loext:contextual-spacing="false" fo:line-height="100%" fo:text-indent="0in" style:auto-text-indent="false"/>
      <style:text-properties fo:font-size="11.5pt" officeooo:rsid="000d902b" officeooo:paragraph-rsid="000b04d1" style:font-size-asian="11.5pt"/>
    </style:style>
    <style:style style:name="P9" style:family="paragraph" style:parent-style-name="Text_20_body">
      <style:paragraph-properties fo:margin-left="0in" fo:margin-right="0.028in" fo:margin-top="0in" fo:margin-bottom="0in" loext:contextual-spacing="false" fo:line-height="100%" fo:text-indent="0in" style:auto-text-indent="false"/>
      <style:text-properties fo:font-size="11.5pt" officeooo:rsid="0007b2b7" officeooo:paragraph-rsid="000b04d1" style:font-size-asian="11.5pt"/>
    </style:style>
    <style:style style:name="P10" style:family="paragraph" style:parent-style-name="Text_20_body">
      <style:paragraph-properties fo:margin-left="0in" fo:margin-right="0.028in" fo:margin-top="0in" fo:margin-bottom="0in" loext:contextual-spacing="false" fo:line-height="100%" fo:text-align="justify" style:justify-single-word="false" fo:text-indent="0in" style:auto-text-indent="false"/>
      <style:text-properties officeooo:rsid="0006226f" officeooo:paragraph-rsid="000b04d1"/>
    </style:style>
    <style:style style:name="P11" style:family="paragraph" style:parent-style-name="Text_20_body">
      <style:paragraph-properties fo:margin-left="0in" fo:margin-right="0.028in" fo:margin-top="0in" fo:margin-bottom="0in" loext:contextual-spacing="false" fo:line-height="100%" fo:text-indent="0in" style:auto-text-indent="false"/>
      <style:text-properties officeooo:rsid="0007b2b7" officeooo:paragraph-rsid="000b04d1"/>
    </style:style>
    <style:style style:name="P12" style:family="paragraph" style:parent-style-name="Text_20_body">
      <style:paragraph-properties fo:margin-left="0in" fo:margin-right="0.028in" fo:margin-top="0in" fo:margin-bottom="0in" loext:contextual-spacing="false" fo:line-height="100%" fo:text-indent="0in" style:auto-text-indent="false"/>
      <style:text-properties officeooo:rsid="00098dae" officeooo:paragraph-rsid="000b04d1"/>
    </style:style>
    <style:style style:name="P13" style:family="paragraph" style:parent-style-name="Text_20_body">
      <style:paragraph-properties fo:margin-left="0in" fo:margin-right="0.028in" fo:margin-top="0in" fo:margin-bottom="0in" loext:contextual-spacing="false" fo:line-height="100%" fo:text-indent="0in" style:auto-text-indent="false"/>
      <style:text-properties fo:color="#009933" officeooo:rsid="00098dae" officeooo:paragraph-rsid="000b04d1"/>
    </style:style>
    <style:style style:name="P14" style:family="paragraph" style:parent-style-name="Text_20_body">
      <style:paragraph-properties fo:margin-left="0in" fo:margin-right="0.028in" fo:margin-top="0in" fo:margin-bottom="0in" loext:contextual-spacing="false" fo:line-height="100%" fo:text-indent="0in" style:auto-text-indent="false"/>
      <style:text-properties fo:font-size="7pt" officeooo:paragraph-rsid="000b04d1" style:font-size-asian="7pt"/>
    </style:style>
    <style:style style:name="P15" style:family="paragraph" style:parent-style-name="Text_20_body">
      <style:paragraph-properties fo:margin-left="0in" fo:margin-right="0.028in" fo:margin-top="0in" fo:margin-bottom="0in" loext:contextual-spacing="false" fo:line-height="100%" fo:text-indent="0in" style:auto-text-indent="false"/>
      <style:text-properties fo:font-size="9.5pt" officeooo:paragraph-rsid="000b04d1" style:font-size-asian="9.5pt"/>
    </style:style>
    <style:style style:name="P16" style:family="paragraph" style:parent-style-name="Text_20_body">
      <style:paragraph-properties fo:margin-left="0in" fo:margin-right="0.028in" fo:margin-top="0in" fo:margin-bottom="0in" loext:contextual-spacing="false" fo:line-height="100%" fo:text-indent="0in" style:auto-text-indent="false"/>
      <style:text-properties officeooo:rsid="000e30d2" officeooo:paragraph-rsid="000b04d1"/>
    </style:style>
    <style:style style:name="P17" style:family="paragraph" style:parent-style-name="Text_20_body">
      <style:paragraph-properties fo:margin-left="0in" fo:margin-right="0.028in" fo:margin-top="0in" fo:margin-bottom="0in" loext:contextual-spacing="false" fo:line-height="100%" fo:text-indent="0in" style:auto-text-indent="false"/>
      <style:text-properties fo:font-style="italic" officeooo:rsid="000ab853" officeooo:paragraph-rsid="000b04d1" style:font-style-asian="italic" style:font-style-complex="italic"/>
    </style:style>
    <style:style style:name="P18" style:family="paragraph" style:parent-style-name="Text_20_body">
      <style:paragraph-properties fo:margin-left="0in" fo:margin-right="0.028in" fo:margin-top="0in" fo:margin-bottom="0in" loext:contextual-spacing="false" fo:line-height="100%" fo:text-indent="0in" style:auto-text-indent="false"/>
      <style:text-properties fo:font-style="italic" officeooo:rsid="000d2244" officeooo:paragraph-rsid="000d2244" style:font-style-asian="italic" style:font-style-complex="italic"/>
    </style:style>
    <style:style style:name="P19" style:family="paragraph" style:parent-style-name="Text_20_body">
      <style:paragraph-properties fo:margin-left="0in" fo:margin-right="0.028in" fo:margin-top="0in" fo:margin-bottom="0in" loext:contextual-spacing="false" fo:line-height="100%" fo:text-indent="0in" style:auto-text-indent="false"/>
      <style:text-properties fo:font-style="normal" officeooo:rsid="000e30d2" officeooo:paragraph-rsid="000b04d1" style:font-style-asian="normal" style:font-style-complex="normal"/>
    </style:style>
    <style:style style:name="P20" style:family="paragraph" style:parent-style-name="Text_20_body">
      <style:paragraph-properties fo:margin-left="0in" fo:margin-right="0.028in" fo:margin-top="0in" fo:margin-bottom="0in" loext:contextual-spacing="false" fo:line-height="100%" fo:text-indent="0in" style:auto-text-indent="false"/>
      <style:text-properties officeooo:rsid="000ab853" officeooo:paragraph-rsid="000b04d1"/>
    </style:style>
    <style:style style:name="P21" style:family="paragraph" style:parent-style-name="Text_20_body">
      <style:paragraph-properties fo:margin-left="0in" fo:margin-right="0.028in" fo:margin-top="0in" fo:margin-bottom="0in" loext:contextual-spacing="false" fo:line-height="100%" fo:text-indent="0in" style:auto-text-indent="false"/>
      <style:text-properties officeooo:rsid="000fd342" officeooo:paragraph-rsid="000b04d1"/>
    </style:style>
    <style:style style:name="P22" style:family="paragraph" style:parent-style-name="Text_20_body">
      <style:paragraph-properties fo:margin-left="0in" fo:margin-right="0.028in" fo:margin-top="0in" fo:margin-bottom="0in" loext:contextual-spacing="false" fo:line-height="100%" fo:text-indent="0in" style:auto-text-indent="false"/>
      <style:text-properties fo:color="#00b050" officeooo:paragraph-rsid="000b04d1"/>
    </style:style>
    <style:style style:name="P23" style:family="paragraph" style:parent-style-name="Text_20_body">
      <style:paragraph-properties fo:margin-left="0in" fo:margin-right="0.028in" fo:margin-top="0in" fo:margin-bottom="0in" loext:contextual-spacing="false" fo:line-height="100%" fo:text-indent="0in" style:auto-text-indent="false"/>
      <style:text-properties fo:color="#00b050" fo:font-size="11.5pt" officeooo:rsid="000d902b" officeooo:paragraph-rsid="000b04d1" style:font-size-asian="11.5pt"/>
    </style:style>
    <style:style style:name="P24" style:family="paragraph" style:parent-style-name="Text_20_body">
      <style:paragraph-properties fo:margin-left="0in" fo:margin-right="0.028in" fo:margin-top="0in" fo:margin-bottom="0in" loext:contextual-spacing="false" fo:line-height="100%" fo:text-indent="0in" style:auto-text-indent="false"/>
      <style:text-properties fo:color="#00b050" fo:font-size="11.5pt" officeooo:rsid="000fd342" officeooo:paragraph-rsid="000b04d1" style:font-size-asian="11.5pt"/>
    </style:style>
    <style:style style:name="P25" style:family="paragraph" style:parent-style-name="Text_20_body">
      <style:paragraph-properties fo:margin-left="0in" fo:margin-right="0.028in" fo:margin-top="0in" fo:margin-bottom="0in" loext:contextual-spacing="false" fo:line-height="100%" fo:text-indent="0in" style:auto-text-indent="false"/>
      <style:text-properties fo:color="#00b050" fo:font-size="11.5pt" officeooo:rsid="000e30d2" officeooo:paragraph-rsid="000b04d1" style:font-size-asian="11.5pt"/>
    </style:style>
    <style:style style:name="P26" style:family="paragraph" style:parent-style-name="Text_20_body">
      <style:paragraph-properties fo:margin-left="0in" fo:margin-right="0.028in" fo:margin-top="0in" fo:margin-bottom="0in" loext:contextual-spacing="false" fo:line-height="100%" fo:text-indent="0in" style:auto-text-indent="false"/>
      <style:text-properties fo:color="#00b050" officeooo:rsid="000e30d2" officeooo:paragraph-rsid="000b04d1"/>
    </style:style>
    <style:style style:name="P27" style:family="paragraph" style:parent-style-name="Text_20_body">
      <style:paragraph-properties fo:margin-left="0in" fo:margin-right="0.028in" fo:margin-top="0in" fo:margin-bottom="0in" loext:contextual-spacing="false" fo:line-height="100%" fo:text-indent="0in" style:auto-text-indent="false"/>
      <style:text-properties fo:color="#00b050" officeooo:rsid="000fd342" officeooo:paragraph-rsid="000b04d1"/>
    </style:style>
    <style:style style:name="P28" style:family="paragraph" style:parent-style-name="Text_20_body">
      <style:paragraph-properties fo:margin-left="0in" fo:margin-right="0.028in" fo:margin-top="0in" fo:margin-bottom="0in" loext:contextual-spacing="false" fo:line-height="100%" fo:text-indent="0in" style:auto-text-indent="false"/>
      <style:text-properties fo:font-size="12pt" fo:font-style="italic" officeooo:paragraph-rsid="000b04d1" style:font-size-asian="12pt" style:font-style-asian="italic"/>
    </style:style>
    <style:style style:name="P29" style:family="paragraph" style:parent-style-name="Text_20_body">
      <style:paragraph-properties fo:margin-left="0in" fo:margin-right="0.028in" fo:margin-top="0in" fo:margin-bottom="0in" loext:contextual-spacing="false" fo:line-height="100%" fo:text-indent="0in" style:auto-text-indent="false"/>
      <style:text-properties fo:font-size="12pt" fo:font-style="italic" officeooo:rsid="000d2244" officeooo:paragraph-rsid="000d2244" style:font-size-asian="12pt" style:font-style-asian="italic" style:font-style-complex="italic"/>
    </style:style>
    <style:style style:name="P30" style:family="paragraph" style:parent-style-name="Text_20_body">
      <style:paragraph-properties fo:margin-left="0in" fo:margin-right="0.028in" fo:margin-top="0in" fo:margin-bottom="0in" loext:contextual-spacing="false" fo:line-height="100%" fo:text-indent="0in" style:auto-text-indent="false"/>
      <style:text-properties fo:font-size="12pt" officeooo:rsid="000e30d2" officeooo:paragraph-rsid="000b04d1" style:font-size-asian="12pt"/>
    </style:style>
    <style:style style:name="P31" style:family="paragraph" style:parent-style-name="Text_20_body">
      <style:paragraph-properties fo:margin-left="0in" fo:margin-right="0.028in" fo:margin-top="0in" fo:margin-bottom="0in" loext:contextual-spacing="false" fo:line-height="100%" fo:text-indent="0in" style:auto-text-indent="false"/>
      <style:text-properties style:text-underline-style="solid" style:text-underline-width="auto" style:text-underline-color="font-color" fo:font-weight="bold" officeooo:paragraph-rsid="000b04d1" style:font-weight-asian="bold"/>
    </style:style>
    <style:style style:name="P32" style:family="paragraph" style:parent-style-name="Heading_20_2">
      <style:paragraph-properties fo:margin-left="0in" fo:margin-right="0.028in" fo:margin-top="0in" fo:margin-bottom="0in" loext:contextual-spacing="false" fo:line-height="100%" fo:text-indent="0in" style:auto-text-indent="false"/>
      <style:text-properties officeooo:paragraph-rsid="000b04d1"/>
    </style:style>
    <style:style style:name="P33" style:family="paragraph" style:parent-style-name="Heading_20_2">
      <style:paragraph-properties fo:margin-left="0in" fo:margin-right="0.028in" fo:margin-top="0in" fo:margin-bottom="0in" loext:contextual-spacing="false" fo:line-height="100%" fo:text-indent="0in" style:auto-text-indent="false"/>
      <style:text-properties fo:font-size="11.5pt" fo:font-weight="bold" officeooo:paragraph-rsid="000b04d1" style:font-size-asian="11.5pt" style:font-weight-asian="bold"/>
    </style:style>
    <style:style style:name="P34" style:family="paragraph" style:parent-style-name="Text_20_body">
      <style:text-properties officeooo:rsid="000e30d2" officeooo:paragraph-rsid="000b04d1"/>
    </style:style>
    <style:style style:name="P35" style:family="paragraph" style:parent-style-name="Heading_20_2">
      <style:paragraph-properties fo:margin-left="0in" fo:margin-right="0in" fo:text-indent="0in" style:auto-text-indent="false"/>
      <style:text-properties officeooo:paragraph-rsid="000b04d1"/>
    </style:style>
    <style:style style:name="P36" style:family="paragraph" style:parent-style-name="Text_20_body">
      <style:paragraph-properties fo:margin-left="0in" fo:margin-right="0.028in" fo:margin-top="0in" fo:margin-bottom="0in" loext:contextual-spacing="false" fo:line-height="100%" fo:text-indent="0in" style:auto-text-indent="false"/>
      <style:text-properties fo:font-style="normal" officeooo:rsid="000d2244" officeooo:paragraph-rsid="000d2244" style:font-style-asian="normal" style:font-style-complex="normal"/>
    </style:style>
    <style:style style:name="P37" style:family="paragraph" style:parent-style-name="Text_20_body">
      <style:paragraph-properties fo:margin-left="0in" fo:margin-right="0.028in" fo:margin-top="0in" fo:margin-bottom="0in" loext:contextual-spacing="false" fo:line-height="100%" fo:text-indent="0in" style:auto-text-indent="false"/>
      <style:text-properties fo:font-size="12pt" fo:font-style="normal" officeooo:rsid="000d2244" officeooo:paragraph-rsid="000d2244" style:font-size-asian="12pt" style:font-style-asian="normal" style:font-style-complex="normal"/>
    </style:style>
    <style:style style:name="P38" style:family="paragraph" style:parent-style-name="Heading_20_2" style:master-page-name="Standard">
      <style:paragraph-properties fo:margin-left="0in" fo:margin-right="0.028in" fo:margin-top="0in" fo:margin-bottom="0in" loext:contextual-spacing="false" fo:line-height="100%" fo:text-indent="0in" style:auto-text-indent="false" style:page-number="auto"/>
      <style:text-properties officeooo:rsid="000be021" officeooo:paragraph-rsid="000be021"/>
    </style:style>
    <style:style style:name="P39" style:family="paragraph" style:parent-style-name="Heading_20_1">
      <style:paragraph-properties fo:margin-left="0in" fo:margin-right="0.028in" fo:margin-top="0in" fo:margin-bottom="0in" loext:contextual-spacing="false" fo:line-height="100%" fo:text-indent="0in" style:auto-text-indent="false"/>
      <style:text-properties fo:color="#4f81bd" officeooo:rsid="000be021" officeooo:paragraph-rsid="000be021"/>
    </style:style>
    <style:style style:name="T1" style:family="text">
      <style:text-properties fo:color="#0000ff"/>
    </style:style>
    <style:style style:name="T2" style:family="text">
      <style:text-properties fo:color="#0000ff" style:text-underline-style="solid" style:text-underline-width="auto" style:text-underline-color="#0000ff"/>
    </style:style>
    <style:style style:name="T3" style:family="text">
      <style:text-properties officeooo:rsid="000fd342"/>
    </style:style>
    <style:style style:name="T4" style:family="text">
      <style:text-properties fo:font-size="12pt" fo:font-weight="bold" style:font-size-asian="12pt" style:font-weight-asian="bold"/>
    </style:style>
    <style:style style:name="T5" style:family="text">
      <style:text-properties fo:font-size="12pt" style:font-size-asian="12pt"/>
    </style:style>
    <style:style style:name="T6" style:family="text">
      <style:text-properties fo:font-size="12pt" officeooo:rsid="00098dae" style:font-size-asian="12pt"/>
    </style:style>
    <style:style style:name="T7" style:family="text">
      <style:text-properties officeooo:rsid="0007b2b7"/>
    </style:style>
    <style:style style:name="T8" style:family="text">
      <style:text-properties officeooo:rsid="0006226f"/>
    </style:style>
    <style:style style:name="T9" style:family="text">
      <style:text-properties fo:color="#00b050"/>
    </style:style>
    <style:style style:name="T10" style:family="text">
      <style:text-properties fo:color="#00b050" officeooo:rsid="00098dae"/>
    </style:style>
    <style:style style:name="T11" style:family="text">
      <style:text-properties fo:color="#00b050" officeooo:rsid="000e30d2"/>
    </style:style>
    <style:style style:name="T12" style:family="text">
      <style:text-properties fo:color="#00b050" officeooo:rsid="000fd342"/>
    </style:style>
    <style:style style:name="T13" style:family="text">
      <style:text-properties officeooo:rsid="00098dae"/>
    </style:style>
    <style:style style:name="T14" style:family="text">
      <style:text-properties officeooo:rsid="000d902b"/>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officeooo:rsid="000ab853"/>
    </style:style>
    <style:style style:name="T18" style:family="text">
      <style:text-properties style:text-underline-style="solid" style:text-underline-width="auto" style:text-underline-color="font-color" fo:font-weight="bold" style:font-weight-asian="bold"/>
    </style:style>
    <style:style style:name="T19" style:family="text">
      <style:text-properties fo:letter-spacing="-0.002in"/>
    </style:style>
    <style:style style:name="T20" style:family="text">
      <style:text-properties fo:letter-spacing="-0.002in" style:text-underline-style="solid" style:text-underline-width="auto" style:text-underline-color="font-color" fo:font-weight="bold" style:font-weight-asian="bold"/>
    </style:style>
    <style:style style:name="T21" style:family="text">
      <style:text-properties fo:letter-spacing="-0.0028in"/>
    </style:style>
    <style:style style:name="T22" style:family="text">
      <style:text-properties officeooo:rsid="000d22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2">R for Biologists – Day 3</text:h>
      <text:h text:style-name="P39" text:outline-level="1">Writing Custom Scripts and Graphing</text:h>
      <text:h text:style-name="P33" text:outline-level="2"/>
      <text:p text:style-name="P2">Running R as an Executable Script</text:p>
      <text:p text:style-name="P10">Often we don’t want to have to type out the same commands over and over, or copy and paste work (this can go wrong quickly, <text:span text:style-name="T7">especially since quotation marks rarely paste correctly</text:span>!). <text:s/>Having scripts to run will save us time and sanity.</text:p>
      <text:p text:style-name="P10"/>
      <text:p text:style-name="P10">There are several ways in which R <text:span text:style-name="T22">scripts </text:span>can be run:</text:p>
      <text:p text:style-name="P4"/>
      <text:p text:style-name="P4"><text:span text:style-name="T8">1) R can be run in the terminal in ‘interactive mode’ </text:span>simply by calling the program ‘R’. However, <text:span text:style-name="T8">this option only saves the work you’ve done and you’d have to scroll through previous commands or retype your work if you want to redo it.</text:span></text:p>
      <text:p text:style-name="P6"/>
      <text:p text:style-name="P7">2) R c<text:span text:style-name="T7">an be run as a script in RStudio:</text:span></text:p>
      <text:p text:style-name="P7"/>
      <text:p text:style-name="P11">Click the small green plus on the top left of the RStudio window, near the R icon. <text:s/>Choose R Script and a new tab will open on the same pane as the data viewing tabs. <text:s/></text:p>
      <text:p text:style-name="P11"/>
      <text:p text:style-name="P5">In <text:span text:style-name="T7">this tab, you can write</text:span> R code: </text:p>
      <text:p text:style-name="P5"/>
      <text:p text:style-name="P22">cat (“This is R!\n”);</text:p>
      <text:p text:style-name="P22"/>
      <text:p text:style-name="P11">Click the Run button at the top of the pane to run the code. <text:s/>The results will print out below.</text:p>
      <text:p text:style-name="P5"/>
      <text:p text:style-name="P5">Ok, that was simple. <text:s/><text:span text:style-name="T7">You can keep scripts like this, but they will only run in certain ways – you won’t be able to run them as easily on the command line for instance. <text:s/>It’s good practice to start a script by telling the computer what we’d like to run the script – in this case R.</text:span></text:p>
      <text:p text:style-name="P5"/>
      <text:p text:style-name="P11">First, we have to know where R is installed in order to tell the computer what program to use. <text:s/>In the lower left pane, at the top, is a terminal tab. <text:s/>Click this tab, and you have an instant terminal for the VM you are on! <text:s/>Convenient!</text:p>
      <text:p text:style-name="P11"/>
      <text:p text:style-name="P11">To find where a program is installed, you can use the which command:</text:p>
      <text:p text:style-name="P22"/>
      <text:p text:style-name="P22">which R</text:p>
      <text:p text:style-name="P5"/>
      <text:p text:style-name="P5"><text:span text:style-name="T7">Put the output of this (“/usr/bin/R”) in the top of your script, preceded by a “hash bang” (#!). <text:s/></text:span>Now, <text:span text:style-name="T7">the</text:span> executable script will look like this:</text:p>
      <text:p text:style-name="P6"/>
      <text:p text:style-name="P22"><text:bookmark-start text:name="__DdeLink__891_1709969061"/>#!/usr/bin/Rscript </text:p>
      <text:p text:style-name="P22">cat(“This is R!\n”);<text:bookmark-end text:name="__DdeLink__891_1709969061"/></text:p>
      <text:p text:style-name="P6"/>
      <text:p text:style-name="P11">Click Run to test it – the output should be exactly the same! <text:s/>The #! is a special character that tells the computer where to find the program to run the script with. <text:s/>In bash we’d use #!/usr/bin/bash, in python we’d use #!/usr/bin/python, assuming these are where the software are installed. <text:s/></text:p>
      <text:p text:style-name="P11"/>
      <text:p text:style-name="P5">You can <text:span text:style-name="T7">now save and </text:span>load this <text:span text:style-name="T7">script into any computer with </text:span>RStudio. <text:s/><text:span text:style-name="T7">Save the script by clicking on the floppy disk. <text:s/>Save it as test.r in your Desktop folder. <text:s/>Close the tab with the script.</text:span></text:p>
      <text:p text:style-name="P11"><text:soft-page-break/></text:p>
      <text:p text:style-name="P11">Now you can: </text:p>
      <text:p text:style-name="P11"/>
      <text:p text:style-name="P11">load the script in RStudio:</text:p>
      <text:p text:style-name="P11">File → open file → Desktop/test.r and use it as we have been.</text:p>
      <text:p text:style-name="P6"/>
      <text:p text:style-name="P9"><text:span text:style-name="T22">L</text:span>oad the script in the console line using (this will automatically run the whole script):</text:p>
      <text:p text:style-name="P5"><text:span text:style-name="T9">source(“</text:span><text:span text:style-name="T10">~/Desktop/</text:span><text:span text:style-name="T9">test.R”);</text:span></text:p>
      <text:p text:style-name="P6"/>
      <text:p text:style-name="P12">Or you can run it using the terminal:</text:p>
      <text:p text:style-name="P12">#As it is:</text:p>
      <text:p text:style-name="P13">Rscript ~/Desktop/test.r</text:p>
      <text:p text:style-name="P12"/>
      <text:p text:style-name="P12">#make it executable – only needed once per program</text:p>
      <text:p text:style-name="P13">chmod 755 test.r</text:p>
      <text:p text:style-name="P13">~/Desktop/test.r</text:p>
      <text:p text:style-name="P12"/>
      <text:p text:style-name="P5"><text:span text:style-name="T13">NOTE: </text:span>One <text:span text:style-name="T13">common </text:span>use of these executables is to have a file, much like your .bashrc, that will load your commonly used libraries, <text:span text:style-name="T13">set up</text:span> code to the point you were at yesterday, etc.</text:p>
      <text:p text:style-name="P6"/>
      <text:h text:style-name="P32" text:outline-level="2">Best Practices in R</text:h>
      <text:p text:style-name="P5">We will be going over writing programs in R, rather than just using basic commands. We will write functions and make them executable.</text:p>
      <text:p text:style-name="P6"/>
      <text:p text:style-name="P5">One rule to try to follow is that a function should encapsulate a single “idea” - it shouldn’t be too long, or try to do too much – just like <text:span text:style-name="T22">Unix</text:span> programs. Further, it should only assume the existence of data given to it as a parameter (“option”) - don’t refer to any outside variables; they may not exist! You should be able to copy and paste an entire function to use in another program.</text:p>
      <text:p text:style-name="P6"/>
      <text:p text:style-name="P5">Make sure to write comments to document what functions do, what parameters are, and what they return. <text:span text:style-name="T3">Since these functions won’t have a help file, you will need to put the information in the code! <text:s/></text:span>Comment lines start with # in R, just like in <text:span text:style-name="T8">bash</text:span>.</text:p>
      <text:p text:style-name="P14"/>
      <text:h text:style-name="P32" text:outline-level="2">Functions in R</text:h>
      <text:p text:style-name="P5">Ok, now that we know some basic rules, let’s talk about how to write our own functions. First, note that function and variable names can have a . as part of the name in R; in most languages, . has other meanings. <text:s/>I wouldn’t get used to naming functions with .’s in them.</text:p>
      <text:p text:style-name="P6"/>
      <text:p text:style-name="P5">R functions can take a number of required parameters (“options”) and/or a number of optional parameters. When declaring your own function, optional parameters (like sep, or header), you must specify default values for them if they are not given (not followed by an =). Required parameters should be specified first. <text:s/></text:p>
      <text:p text:style-name="P5"/>
      <text:p text:style-name="P5"/>
      <text:p text:style-name="P5"/>
      <text:p text:style-name="P5"/>
      <text:p text:style-name="P5"/>
      <text:p text:style-name="P5"/>
      <text:p text:style-name="P5"/>
      <text:p text:style-name="P12"><text:soft-page-break/>Let’s <text:span text:style-name="T14">look at a toy function:</text:span></text:p>
      <text:p text:style-name="P6"/>
      <text:p text:style-name="P22">myFunction &lt;- function(reqParam1, reqParam2, optParam1 = 0, optParam2 = FALSE)</text:p>
      <text:p text:style-name="P22">{</text:p>
      <text:p text:style-name="P22"><text:tab/>#code goes here </text:p>
      <text:p text:style-name="P22"><text:tab/>thingToReturn = reqParam1 * reqParam2 + optParam1; </text:p>
      <text:p text:style-name="P22"><text:tab/>return(thingToReturn);</text:p>
      <text:p text:style-name="P22">}</text:p>
      <text:p text:style-name="P15"/>
      <text:p text:style-name="P5">Note that I used “&lt;-“. <text:s/>This is required for function definition. <text:span text:style-name="T13">Run the script to make sure it works.</text:span></text:p>
      <text:p text:style-name="P5"/>
      <text:p text:style-name="P18">Why is there no ouput when this function is run?</text:p>
      <text:p text:style-name="P36">You are simply defining a function – not actually using it. <text:s/>The lack of output is a good thing – it means it loaded without issue and is ready to use!</text:p>
      <text:p text:style-name="P6"/>
      <text:p text:style-name="P5">Now our function, myFunction, can be called in several different ways (even if all the parameters aren’t used):</text:p>
      <text:p text:style-name="P5"/>
      <text:p text:style-name="P22">result = myFunction(5, 6, 2, TRUE); </text:p>
      <text:p text:style-name="P22">result = myFunction(5,6);</text:p>
      <text:p text:style-name="P22">result = myFunction(5,6, optParam2 = TRUE);</text:p>
      <text:p text:style-name="P5"/>
      <text:p text:style-name="P5">This sort of calling allows us to give the required parameters, and then give non-default values for some parameters while accepting the defaults for others. This is common in R, as many built-in functions have lots of optional parameters. </text:p>
      <text:p text:style-name="P6"/>
      <text:p text:style-name="P8">Let’s start a script file, and begin to build a program that gives us some summary information on blast output. <text:s/>Let’s plan to give it a file, and have it default to giving us the average for each column, but optionally also give us histograms.</text:p>
      <text:p text:style-name="P8"/>
      <text:p text:style-name="P23">blast_summary &lt;- function(file, out=”~/Desktop/out.pdf”, hist=FALSE)</text:p>
      <text:p text:style-name="P23">{</text:p>
      <text:p text:style-name="P23"><text:tab/>table = read.table(file=file, header=TRUE, row.names=1)</text:p>
      <text:p text:style-name="P23"><text:tab/>print(out);<text:tab/>#test inputs</text:p>
      <text:p text:style-name="P23"><text:tab/>print(hist);<text:tab/>#test inputs</text:p>
      <text:p text:style-name="P23">}</text:p>
      <text:p text:style-name="P8"/>
      <text:p text:style-name="P8">You can then run this program to test for mistakes.</text:p>
      <text:p text:style-name="P24"/>
      <text:p text:style-name="P24">blast_summary(file="~/Desktop/BlastResults.txt", out="~/Desktop/test.pdf");</text:p>
      <text:p text:style-name="P24">blast_summary(file="~/Desktop/BlastResults.txt", out="~/Desktop/test.pdf", hist=TRUE);</text:p>
      <text:p text:style-name="P24"/>
      <text:h text:style-name="P32" text:outline-level="2">if Statements and for loops</text:h>
      <text:p text:style-name="P5"><text:span text:style-name="T13">If and for loops are very common across all languages</text:span>. Conveniently, an if loop is similar across all languages, because it is a basic logical function. The major differences are typically in syntax. <text:s/><text:span text:style-name="T13">Let’s look at an example:</text:span></text:p>
      <text:p text:style-name="P5"/>
      <text:p text:style-name="P22">if (var &lt; 10) {</text:p>
      <text:p text:style-name="P22"><text:tab/>cat("var is less than 10\n");</text:p>
      <text:p text:style-name="P5"><text:span text:style-name="T9">} e</text:span><text:bookmark text:name="_GoBack"/><text:span text:style-name="T9">lse if (var == 10) { </text:span></text:p>
      <text:p text:style-name="P22"><text:soft-page-break/><text:tab/>cat("var is 10\n")</text:p>
      <text:p text:style-name="P22">} else {</text:p>
      <text:p text:style-name="P22"><text:tab/>cat ("var is greater than 10\n");</text:p>
      <text:p text:style-name="P22">}</text:p>
      <text:p text:style-name="P3"/>
      <text:p text:style-name="P1"><text:span text:style-name="T4">Note that the “else if” and “else” are on the same line as the closing bracket</text:span><text:span text:style-name="T5">, but not contained within the preceding clause. </text:span><text:span text:style-name="T6">NOTE:</text:span><text:span text:style-name="T5"> else if can be a number of different variations in different languages (elseif, else if, elsif, etc.).</text:span></text:p>
      <text:p text:style-name="P5"/>
      <text:p text:style-name="P5"><text:span text:style-name="T14">Let’s add an if function into our blast_summary program – setting it up to optionally give us histograms</text:span>: </text:p>
      <text:p text:style-name="P22"/>
      <text:p text:style-name="P23"><text:bookmark-start text:name="__DdeLink__984_1709969061"/>blast_summary &lt;- function(file, out=”~/Desktop/out.pdf”, hist=FALSE)</text:p>
      <text:p text:style-name="P23">{</text:p>
      <text:p text:style-name="P23"><text:tab/>table = read.table(file=file, header=TRUE, row.names=1)</text:p>
      <text:p text:style-name="P23"><text:tab/></text:p>
      <text:p text:style-name="P8"><text:span text:style-name="T9"><text:tab/></text:span><text:span text:style-name="T11">#build histograms if requested</text:span></text:p>
      <text:p text:style-name="P23"><text:tab/>if (hist == TRUE) </text:p>
      <text:p text:style-name="P23"><text:tab/>{</text:p>
      <text:p text:style-name="P23"><text:tab/><text:tab/>print(“We will print a histogram”);</text:p>
      <text:p text:style-name="P23"><text:tab/>}</text:p>
      <text:p text:style-name="P23"><text:tab/></text:p>
      <text:p text:style-name="P8"><text:span text:style-name="T9"><text:tab/></text:span><text:span text:style-name="T11">#always print averages</text:span></text:p>
      <text:p text:style-name="P23"><text:tab/>print (“We will print averages”);</text:p>
      <text:p text:style-name="P23">}<text:bookmark-end text:name="__DdeLink__984_1709969061"/></text:p>
      <text:p text:style-name="P15"/>
      <text:p text:style-name="P12">NOTE: Tabbing blocks this way can make it easier to keep track of what is still open and what might be missing a } or ).</text:p>
      <text:p text:style-name="P12"/>
      <text:p text:style-name="P16">Test this with both TRUE and FALSE values for hist to confirm your loops works!</text:p>
      <text:p text:style-name="P5"/>
      <text:p text:style-name="P5"><text:span text:style-name="T16">For loops</text:span> allow us to do something for each element in a <text:span text:style-name="T17">set</text:span>… <text:span text:style-name="T17">each element in a vector, each column in a matrix, </text:span>or each line of a file. </text:p>
      <text:p text:style-name="P5"/>
      <text:p text:style-name="P22">vector <text:s/>= <text:s/>c(0,1,2,3,4); </text:p>
      <text:p text:style-name="P22">for (element in vector) <text:span text:style-name="T22">#NOTE you can name the elements whatever you want!</text:span></text:p>
      <text:p text:style-name="P22">{</text:p>
      <text:p text:style-name="P22"><text:tab/>cat("Element is",element,"\n");</text:p>
      <text:p text:style-name="P22">}</text:p>
      <text:p text:style-name="P28"/>
      <text:p text:style-name="P29">How does R know what the “elements” are of the variable we are referring to?</text:p>
      <text:p text:style-name="P37">R knows what the ‘chunks’ of information are for each class of object – it is specific to each class of variable – matrix, vector, etc.!</text:p>
      <text:p text:style-name="P28"/>
      <text:p text:style-name="P30"/>
      <text:p text:style-name="P30"/>
      <text:p text:style-name="P30"/>
      <text:p text:style-name="P30"/>
      <text:p text:style-name="P30"/>
      <text:p text:style-name="P30"><text:soft-page-break/>This seems like a useful means of looping through each column! <text:s/>Let’s add it to our function:</text:p>
      <text:p text:style-name="P30"/>
      <text:p text:style-name="P23">blast_summary &lt;- function(file, out=”~/Desktop/out.pdf”, hist=FALSE)</text:p>
      <text:p text:style-name="P23">{</text:p>
      <text:p text:style-name="P23"><text:tab/>table = read.table(file=file, header=TRUE, row.names=1)</text:p>
      <text:p text:style-name="P23"><text:tab/></text:p>
      <text:p text:style-name="P8"><text:span text:style-name="T9"><text:tab/></text:span><text:span text:style-name="T11">#build histograms if requested</text:span></text:p>
      <text:p text:style-name="P23"><text:tab/>if (hist == TRUE) </text:p>
      <text:p text:style-name="P23"><text:tab/>{</text:p>
      <text:p text:style-name="P8"><text:span text:style-name="T9"><text:tab/><text:tab/></text:span><text:span text:style-name="T11">for (i in 2:ncol(table))</text:span></text:p>
      <text:p text:style-name="P25"><text:tab/><text:tab/>{</text:p>
      <text:p text:style-name="P25"><text:tab/><text:tab/><text:tab/>coli = table[,i];</text:p>
      <text:p text:style-name="P25"><text:tab/><text:tab/><text:tab/>print(coli);<text:tab/>#test column grab</text:p>
      <text:p text:style-name="P25"><text:tab/><text:tab/><text:tab/>#build histogram here</text:p>
      <text:p text:style-name="P25"><text:tab/><text:tab/>}</text:p>
      <text:p text:style-name="P25"><text:tab/>}</text:p>
      <text:p text:style-name="P25"/>
      <text:p text:style-name="P25"><text:tab/>#always output averages</text:p>
      <text:p text:style-name="P25"><text:tab/>for (i in 2:ncol(table))</text:p>
      <text:p text:style-name="P25"><text:tab/>{</text:p>
      <text:p text:style-name="P25"><text:tab/><text:tab/>coli = table[,i];</text:p>
      <text:p text:style-name="P25"><text:tab/><text:tab/>avg = mean(coli);</text:p>
      <text:p text:style-name="P25"><text:tab/><text:tab/>name = colnames(table[i]);</text:p>
      <text:p text:style-name="P8"><text:span text:style-name="T11"><text:tab/><text:tab/>cat(name);<text:tab/></text:span><text:span text:style-name="T12">#we don’t want this to end in a newline</text:span></text:p>
      <text:p text:style-name="P8"><text:span text:style-name="T11"><text:tab/><text:tab/>print(avg);<text:tab/></text:span><text:span text:style-name="T12">#we do want this to end in a newline</text:span></text:p>
      <text:p text:style-name="P23"><text:tab/>}</text:p>
      <text:p text:style-name="P23">}</text:p>
      <text:p text:style-name="P17"/>
      <text:p text:style-name="P19">Now test it again - Awesome! <text:s/>Output!</text:p>
      <text:p text:style-name="P17"/>
      <text:p text:style-name="P17">Why do we start at column 2? <text:s/></text:p>
      <text:p text:style-name="P20">Column 1 is the DB_hit – a name. <text:s/>We cannot average this, and it will spit out an error if you try.</text:p>
      <text:p text:style-name="P20"/>
      <text:h text:style-name="P35" text:outline-level="2">Some Graphing Functions</text:h>
      <text:p text:style-name="P5">Graphing is a pretty convenient use for R, especially in Rstudio. plot() is the most generalized graphing function. If you give it all numeric data (numeric vs. numeric) it’ll do a scatter plot. You can tell it different plot types with type = “”.</text:p>
      <text:p text:style-name="P22"/>
      <text:p text:style-name="P22">plot(seq(0,10,1), seq(0,10,1));</text:p>
      <text:p text:style-name="P22">plot(seq(0,10,1), seq(0,10,1), type = "l");</text:p>
      <text:p text:style-name="P22">plot(seq(0,10,1), seq(0,10,1), type = "p");</text:p>
      <text:p text:style-name="P22">plot(seq(0,10,1), seq(0,10,1), type = "b"); </text:p>
      <text:p text:style-name="P22"/>
      <text:p text:style-name="P5">A few other useful parameters are:</text:p>
      <text:p text:style-name="P5">main=”The Title” </text:p>
      <text:p text:style-name="P5">xlim=c(1,20) <text:tab/><text:span text:style-name="T22">#define length of x axis</text:span></text:p>
      <text:p text:style-name="P5">ylim=c(1,20) <text:s text:c="2"/><text:span text:style-name="T22">#define length of y axis</text:span></text:p>
      <text:p text:style-name="P5">col=”darkblue”</text:p>
      <text:p text:style-name="P22"/>
      <text:p text:style-name="P22">plot(seq(0,10,1), seq(0,10,1), main = "the Title", xlim=c(1,20), ylim=c(1,20), col="darkblue"); </text:p>
      <text:p text:style-name="P22"><text:soft-page-break/></text:p>
      <text:p text:style-name="P5">One additional useful function for graphing is abline. This function allows you to give R a function to plot, so you can add a regression line to a plot.</text:p>
      <text:p text:style-name="P22"/>
      <text:p text:style-name="P22">abline(a=0, b=1, col="blue");</text:p>
      <text:p text:style-name="P5"/>
      <text:p text:style-name="P5">We can also use explicit plotting functions like hist. </text:p>
      <text:p text:style-name="P22"/>
      <text:p text:style-name="P22">table=read.table(file=”<text:span text:style-name="T22">BlastResults</text:span>.txt”, header=TRUE, row.names=1); hist(table$bitscore);</text:p>
      <text:p text:style-name="P22">hist(table$bitscore, breaks=seq(0,350,1)); </text:p>
      <text:p text:style-name="P22">hist(table$bitscore, breaks=seq(0,350,10));</text:p>
      <text:p text:style-name="P26"/>
      <text:p text:style-name="P34">Let’s add the code for histograms to our function! <text:s/>We should also remove the code to print the ugly histogram information:</text:p>
      <text:p text:style-name="P23">blast_summary &lt;- function(file, out=”~/Desktop/out.pdf”, hist=FALSE)</text:p>
      <text:p text:style-name="P23">{</text:p>
      <text:p text:style-name="P23"><text:tab/>table = read.table(file=file, header=TRUE, row.names=1)</text:p>
      <text:p text:style-name="P23"><text:tab/></text:p>
      <text:p text:style-name="P8"><text:span text:style-name="T9"><text:tab/></text:span><text:span text:style-name="T11">#build histograms if requested</text:span></text:p>
      <text:p text:style-name="P23"><text:tab/>if (hist == TRUE) </text:p>
      <text:p text:style-name="P23"><text:tab/>{</text:p>
      <text:p text:style-name="P8"><text:span text:style-name="T9"><text:tab/><text:tab/></text:span><text:span text:style-name="T11">for (i in 2:ncol(table))</text:span></text:p>
      <text:p text:style-name="P25"><text:tab/><text:tab/>{</text:p>
      <text:p text:style-name="P25"><text:tab/><text:tab/><text:tab/>coli = table[,i];</text:p>
      <text:p text:style-name="P25"><text:tab/><text:tab/><text:tab/>#print(coli);<text:tab/>#test column grab</text:p>
      <text:p text:style-name="P25"><text:tab/><text:tab/><text:tab/>#build histogram here</text:p>
      <text:p text:style-name="P25"><text:tab/><text:tab/><text:tab/>hist(coli, main=colnames(table[i]));</text:p>
      <text:p text:style-name="P25"><text:tab/><text:tab/>}</text:p>
      <text:p text:style-name="P25"><text:tab/>}</text:p>
      <text:p text:style-name="P25"/>
      <text:p text:style-name="P25"><text:tab/>#always output averages</text:p>
      <text:p text:style-name="P25"><text:tab/>for (i in 2:ncol(table))</text:p>
      <text:p text:style-name="P25"><text:tab/>{</text:p>
      <text:p text:style-name="P25"><text:tab/><text:tab/>coli = table[,i];</text:p>
      <text:p text:style-name="P25"><text:tab/><text:tab/>avg = mean(coli);</text:p>
      <text:p text:style-name="P25"><text:tab/><text:tab/>name = colnames(table[i]);</text:p>
      <text:p text:style-name="P8"><text:span text:style-name="T11"><text:tab/><text:tab/>cat(name);<text:tab/></text:span><text:span text:style-name="T12">#we don’t want this to end in a newline</text:span><text:span text:style-name="T11"><text:tab/><text:tab/><text:tab/><text:tab/><text:tab/>print(avg); <text:s text:c="2"/></text:span><text:span text:style-name="T12">#we do want this to end in a newline</text:span></text:p>
      <text:p text:style-name="P23"><text:tab/>}</text:p>
      <text:p text:style-name="P23">}</text:p>
      <text:p text:style-name="P23"/>
      <text:p text:style-name="P21">Test as always!</text:p>
      <text:p text:style-name="P21"/>
      <text:h text:style-name="P35" text:outline-level="2">Writing to file</text:h>
      <text:p text:style-name="P5">To direct <text:span text:style-name="T3">all </text:span>output to a file, you use the sink function (opposite of source)! </text:p>
      <text:p text:style-name="P23"/>
      <text:p text:style-name="P24">sink(“myfile”, append=FALSE, split=FALSE);</text:p>
      <text:p text:style-name="P24">sink();<text:tab/> <text:s text:c="3"/>#return output to the terminal</text:p>
      <text:p text:style-name="P5"/>
      <text:p text:style-name="P5"><text:soft-page-break/><text:span text:style-name="T3">But </text:span>sink( ) will not redirect graphic output, <text:span text:style-name="T3">which we are interested in doing for our hist function!</text:span> To redirect graphic output use one of the following functions. Use dev.off() to return output to the terminal – <text:span text:style-name="T3">if you forget, the file will be garbled.</text:span></text:p>
      <text:p text:style-name="P31"/>
      <text:p text:style-name="P5"><text:span text:style-name="T18">Function<text:tab/><text:tab/><text:tab/><text:tab/><text:tab/>Output</text:span><text:span text:style-name="T20"> </text:span><text:span text:style-name="T18">to</text:span><text:span text:style-name="T15"> </text:span></text:p>
      <text:p text:style-name="P5">pdf("mygraph.pdf")<text:tab/><text:tab/><text:tab/>pdf<text:span text:style-name="T21"> </text:span>file<text:span text:style-name="T19"> </text:span></text:p>
      <text:p text:style-name="P5">win.metafile("mygraph.wmf")<text:tab/><text:tab/>windows<text:span text:style-name="T19"> </text:span>metafile </text:p>
      <text:p text:style-name="P5">png("mygraph.png")<text:tab/><text:tab/><text:tab/>png file</text:p>
      <text:p text:style-name="P5">jpeg("mygraph.jpg")<text:tab/><text:tab/><text:tab/>jpeg file</text:p>
      <text:p text:style-name="P5">bmp("mygraph.bmp")<text:tab/><text:tab/><text:tab/>bmp file</text:p>
      <text:p text:style-name="P5">postscript("mygraph.ps")<text:tab/><text:tab/>postscript<text:span text:style-name="T19"> </text:span>file</text:p>
      <text:p text:style-name="P5"/>
      <text:p text:style-name="P5">Use a full path in the file name to save the graph outside of the current working directory.</text:p>
      <text:p text:style-name="P21"/>
      <text:p text:style-name="P21">Let’s output our histograms to a pdf that we can name with the out parameter:</text:p>
      <text:p text:style-name="P21"/>
      <text:p text:style-name="P23">blast_summary &lt;- function(file, out=”~/Desktop/out.pdf”, hist=FALSE)</text:p>
      <text:p text:style-name="P23">{</text:p>
      <text:p text:style-name="P23"><text:tab/>table = read.table(file=file, header=TRUE, row.names=1)</text:p>
      <text:p text:style-name="P23"><text:tab/></text:p>
      <text:p text:style-name="P8"><text:span text:style-name="T9"><text:tab/></text:span><text:span text:style-name="T11">#build histograms if requested</text:span></text:p>
      <text:p text:style-name="P23"><text:tab/>if (hist == TRUE) </text:p>
      <text:p text:style-name="P23"><text:tab/>{</text:p>
      <text:p text:style-name="P8"><text:span text:style-name="T9"><text:tab/> <text:s text:c="9"/></text:span><text:span text:style-name="T12">pdf(out);<text:tab/></text:span></text:p>
      <text:p text:style-name="P24"><text:tab/></text:p>
      <text:p text:style-name="P8"><text:span text:style-name="T9"><text:tab/><text:tab/></text:span><text:span text:style-name="T11">for (i in 2:ncol(table))</text:span></text:p>
      <text:p text:style-name="P25"><text:tab/><text:tab/>{</text:p>
      <text:p text:style-name="P25"><text:tab/><text:tab/><text:tab/>coli = table[,i];</text:p>
      <text:p text:style-name="P25"><text:tab/><text:tab/><text:tab/>#print(coli);<text:tab/>#test column grab</text:p>
      <text:p text:style-name="P25"><text:tab/><text:tab/><text:tab/>#build histogram here</text:p>
      <text:p text:style-name="P25"><text:tab/><text:tab/><text:tab/>hist(coli, main=colnames(table[i]));</text:p>
      <text:p text:style-name="P25"><text:tab/><text:tab/>}</text:p>
      <text:p text:style-name="P25"><text:tab/></text:p>
      <text:p text:style-name="P8"><text:span text:style-name="T11"><text:tab/><text:tab/></text:span><text:span text:style-name="T12">dev.off()</text:span></text:p>
      <text:p text:style-name="P25"><text:tab/>}</text:p>
      <text:p text:style-name="P25"/>
      <text:p text:style-name="P25"><text:tab/>#always output averages</text:p>
      <text:p text:style-name="P25"><text:tab/>for (i in 2:ncol(table))</text:p>
      <text:p text:style-name="P25"><text:tab/>{</text:p>
      <text:p text:style-name="P25"><text:tab/><text:tab/>coli = table[,i];</text:p>
      <text:p text:style-name="P25"><text:tab/><text:tab/>avg = mean(coli);</text:p>
      <text:p text:style-name="P25"><text:tab/><text:tab/>name = colnames(table[i]);</text:p>
      <text:p text:style-name="P8"><text:span text:style-name="T11"><text:tab/><text:tab/>cat(name);<text:tab/></text:span><text:span text:style-name="T12">#we don’t want this to end in a newline</text:span></text:p>
      <text:p text:style-name="P8"><text:span text:style-name="T11"><text:tab/><text:tab/>print(avg); <text:s text:c="2"/></text:span><text:span text:style-name="T12">#we do want this to end in a newline</text:span></text:p>
      <text:p text:style-name="P23"><text:tab/>}</text:p>
      <text:p text:style-name="P23">}</text:p>
      <text:p text:style-name="P27"/>
      <text:p text:style-name="P27"/>
      <text:p text:style-name="P21">Note that we put the pdf() and dev.off<text:span text:style-name="T22">()</text:span> outside the loop. <text:s/>If we don’t the file will open and close each time the loop executes and we won’t save all the information!</text:p>
      <text:p text:style-name="P5"><text:soft-page-break/></text:p>
      <text:p text:style-name="P5"><text:span text:style-name="T3">Test the function and look at the file that is output – you can view it by going to Files tab on the lower right pane of RStudio. <text:s/></text:span>If there are multiple graphs, they will each get their own page <text:span text:style-name="T3">by default.</text:span></text:p>
      <text:p text:style-name="P5"/>
      <text:h text:style-name="P35" text:outline-level="2">Final Cleanup</text:h>
      <text:p text:style-name="P21">Let’s make this function final! <text:s/>Add comments that are needed, remove lines that are no longer needed (print statements), add the hash bang, and save the file!</text:p>
      <text:p text:style-name="P21"/>
      <text:p text:style-name="P24">#!/usr/bin/r</text:p>
      <text:p text:style-name="P23">blast_summary &lt;- function(file, out=”~/Desktop/out.pdf”, hist=FALSE)</text:p>
      <text:p text:style-name="P23">{</text:p>
      <text:p text:style-name="P23"><text:tab/>table = read.table(file=file, header=TRUE, row.names=1)</text:p>
      <text:p text:style-name="P23"><text:tab/></text:p>
      <text:p text:style-name="P8"><text:span text:style-name="T9"><text:tab/></text:span><text:span text:style-name="T11">#build histograms if requested</text:span></text:p>
      <text:p text:style-name="P23"><text:tab/>if (hist == TRUE) </text:p>
      <text:p text:style-name="P23"><text:tab/>{</text:p>
      <text:p text:style-name="P8"><text:span text:style-name="T9"><text:tab/><text:tab/></text:span><text:span text:style-name="T12">#open file to output to</text:span></text:p>
      <text:p text:style-name="P8"><text:span text:style-name="T9"><text:tab/> <text:s text:c="9"/></text:span><text:span text:style-name="T12">pdf(out);<text:tab/></text:span></text:p>
      <text:p text:style-name="P24"><text:tab/></text:p>
      <text:p text:style-name="P24"><text:tab/><text:tab/>#loop through all columns with numbers</text:p>
      <text:p text:style-name="P8"><text:span text:style-name="T9"><text:tab/><text:tab/></text:span><text:span text:style-name="T11">for (i in 2:ncol(table))</text:span></text:p>
      <text:p text:style-name="P25"><text:tab/><text:tab/>{</text:p>
      <text:p text:style-name="P25"><text:tab/><text:tab/><text:tab/>coli = table[,i];</text:p>
      <text:p text:style-name="P25"><text:tab/><text:tab/><text:tab/>hist(coli, main=colnames(table[i]));</text:p>
      <text:p text:style-name="P25"><text:tab/><text:tab/>}</text:p>
      <text:p text:style-name="P25"><text:tab/></text:p>
      <text:p text:style-name="P8"><text:span text:style-name="T11"><text:tab/><text:tab/></text:span><text:span text:style-name="T12">dev.off()</text:span></text:p>
      <text:p text:style-name="P25"><text:tab/>}</text:p>
      <text:p text:style-name="P25"/>
      <text:p text:style-name="P25"><text:tab/>#always output averages <text:span text:style-name="T22">by looping through all numeric columns</text:span></text:p>
      <text:p text:style-name="P25"><text:tab/>for (i in 2:ncol(table))</text:p>
      <text:p text:style-name="P25"><text:tab/>{</text:p>
      <text:p text:style-name="P25"><text:tab/><text:tab/>coli = table[,i];</text:p>
      <text:p text:style-name="P25"><text:tab/><text:tab/>avg = mean(coli);</text:p>
      <text:p text:style-name="P25"><text:tab/><text:tab/>name = colnames(table[i]);</text:p>
      <text:p text:style-name="P8"><text:span text:style-name="T11"><text:tab/><text:tab/>cat(name); <text:s text:c="2"/></text:span><text:span text:style-name="T12">#we don’t want this to end in a newline</text:span></text:p>
      <text:p text:style-name="P8"><text:span text:style-name="T11"><text:tab/><text:tab/>print(avg); <text:s text:c="2"/></text:span><text:span text:style-name="T12">#we do want this to end in a newline</text:span></text:p>
      <text:p text:style-name="P23"><text:tab/>}</text:p>
      <text:p text:style-name="P23">}</text:p>
      <text:p text:style-name="P21"/>
      <text:p text:style-name="P21">You can now close the file, and source it, move it to another RStudio installation on a different computer, or load it via terminal!</text:p>
      <text:p text:style-name="P21"/>
      <text:h text:style-name="P35" text:outline-level="2"><text:span text:style-name="T3">Other </text:span>Useful Statistical Functions</text:h>
      <text:p text:style-name="P5">Some useful functions you may want, that we will not really go into <text:span text:style-name="T3">in this example </text:span>– but it helps to know their names!</text:p>
      <text:p text:style-name="P22"/>
      <text:p text:style-name="P5"><text:span text:style-name="T9">lm() </text:span>- used to fit linear models</text:p>
      <text:p text:style-name="P5"><text:span text:style-name="T9">aov(deptvar~indept1*indept2*indept3) </text:span>- ANOVA (use + signs if you don’t want interaction of factors).</text:p>
      <text:p text:style-name="P5"><text:span text:style-name="T9">t.test() </text:span>- t-test</text:p>
      <text:p text:style-name="P5"><text:soft-page-break/><text:span text:style-name="T9">hclust() </text:span>- hierarchical clustering</text:p>
      <text:p text:style-name="P5"/>
      <text:p text:style-name="P5">And that is the basics of R – I included some things below that may be of use to you, such as examples of loops, regex (yikes!), and</text:p>
      <text:p text:style-name="P5"/>
      <text:h text:style-name="P35" text:outline-level="2">BONUS: Regex – if you dare!</text:h>
      <text:p text:style-name="P5"><text:a xlink:type="simple" xlink:href="http://www.regular-expressions.info/rlanguage.html" text:style-name="Internet_20_link" text:visited-style-name="Visited_20_Internet_20_Link"><text:span text:style-name="Internet_20_link"><text:span text:style-name="T2">http://www.regular-expressions.info/rlanguage.html</text:span></text:span></text:a><text:span text:style-name="T1"> </text:span><text:a xlink:type="simple" xlink:href="https://stat.ethz.ch/R-manual/R-devel/library/base/html/regex.html" text:style-name="Internet_20_link" text:visited-style-name="Visited_20_Internet_20_Link"><text:span text:style-name="Internet_20_link"><text:span text:style-name="T2">https://stat.ethz.ch/R-manual/R-devel/library/base/html/regex.ht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0835in" fo:margin-right="0in" fo:margin-top="0.0555in" fo:margin-bottom="0in" loext:contextual-spacing="false" fo:line-height="0.211in" fo:text-indent="0in" style:auto-text-indent="false"/>
      <style:text-properties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6:42:43.526144619</meta:creation-date>
    <dc:date>2018-03-20T14:15:49.352028520</dc:date>
    <meta:editing-duration>PT8M23S</meta:editing-duration>
    <meta:editing-cycles>4</meta:editing-cycles>
    <meta:generator>LibreOffice/5.1.6.2$Linux_X86_64 LibreOffice_project/10m0$Build-2</meta:generator>
    <meta:document-statistic meta:table-count="0" meta:image-count="0" meta:object-count="0" meta:page-count="9" meta:paragraph-count="257" meta:word-count="2187" meta:character-count="13356" meta:non-whitespace-character-count="11106"/>
  </office:meta>
</office:document-meta>
</file>